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ourier New" svg:font-family="'Courier New'"/>
    <style:font-face style:name="Droid Sans Mono" svg:font-family="'Droid Sans Mono', monospace, monospace, 'Droid Sans Fallback'"/>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Table_20_title">
      <style:paragraph-properties fo:break-before="page"/>
    </style:style>
    <style:style style:name="P2" style:family="paragraph" style:parent-style-name="Article_20_title">
      <style:text-properties fo:font-size="14pt" fo:font-weight="bold" officeooo:rsid="0019d845" officeooo:paragraph-rsid="0019d845" style:font-size-asian="14pt" style:font-weight-asian="bold" style:font-size-complex="12pt"/>
    </style:style>
    <style:style style:name="P3" style:family="paragraph" style:parent-style-name="Article_20_title">
      <style:paragraph-properties fo:break-before="page"/>
      <style:text-properties fo:font-size="14pt" fo:font-weight="bold" officeooo:rsid="0019d845" officeooo:paragraph-rsid="001d7c12" style:font-size-asian="14pt" style:font-weight-asian="bold" style:font-size-complex="12pt"/>
    </style:style>
    <style:style style:name="P4" style:family="paragraph" style:parent-style-name="Author_20_names">
      <style:text-properties officeooo:paragraph-rsid="001ba4bc"/>
    </style:style>
    <style:style style:name="P5" style:family="paragraph" style:parent-style-name="Paragraph">
      <style:paragraph-properties style:writing-mode="lr-tb"/>
      <style:text-properties fo:font-size="12pt" fo:font-style="normal" fo:font-weight="normal" officeooo:rsid="001f8538" officeooo:paragraph-rsid="001f8538" style:letter-kerning="true" style:font-size-asian="12pt" style:font-style-asian="normal" style:font-weight-asian="normal" style:font-name-complex="Arial" style:font-size-complex="16pt" style:font-style-complex="normal" style:font-weight-complex="normal"/>
    </style:style>
    <style:style style:name="P6" style:family="paragraph" style:parent-style-name="Paragraph">
      <style:paragraph-properties style:writing-mode="lr-tb"/>
      <style:text-properties fo:font-size="12pt" fo:font-style="normal" fo:font-weight="normal" officeooo:rsid="001e1583" officeooo:paragraph-rsid="00293eeb" style:letter-kerning="true" style:font-size-asian="12pt" style:font-style-asian="normal" style:font-weight-asian="normal" style:font-name-complex="Arial" style:font-size-complex="16pt" style:font-style-complex="normal" style:font-weight-complex="normal"/>
    </style:style>
    <style:style style:name="P7" style:family="paragraph" style:parent-style-name="Heading_20_1">
      <style:text-properties fo:font-size="12pt" fo:font-weight="bold" officeooo:rsid="001e1583" officeooo:paragraph-rsid="0028a793" style:letter-kerning="true" style:font-size-asian="12pt" style:font-weight-asian="bold" style:font-name-complex="Arial" style:font-size-complex="16pt" style:font-weight-complex="bold"/>
    </style:style>
    <style:style style:name="P8" style:family="paragraph" style:parent-style-name="Heading_20_2">
      <style:paragraph-properties style:writing-mode="lr-tb"/>
      <style:text-properties fo:font-size="12pt" fo:font-weight="bold" officeooo:rsid="001fa98c" officeooo:paragraph-rsid="001fa98c" style:letter-kerning="true" style:font-size-asian="12pt" style:font-weight-asian="bold" style:font-name-complex="Arial" style:font-size-complex="16pt" style:font-weight-complex="bold"/>
    </style:style>
    <style:style style:name="P9" style:family="paragraph" style:parent-style-name="Heading_20_2">
      <style:paragraph-properties style:writing-mode="lr-tb"/>
      <style:text-properties fo:font-size="12pt" fo:font-style="italic" fo:font-weight="bold" officeooo:rsid="001e1583" officeooo:paragraph-rsid="001e1583" style:letter-kerning="true" style:font-size-asian="12pt" style:font-style-asian="italic" style:font-weight-asian="bold" style:font-name-complex="Arial" style:font-size-complex="16pt" style:font-style-complex="italic" style:font-weight-complex="bold"/>
    </style:style>
    <style:style style:name="P10" style:family="paragraph" style:parent-style-name="New_20_paragraph">
      <style:paragraph-properties style:writing-mode="lr-tb"/>
      <style:text-properties fo:font-size="12pt" fo:font-style="italic" fo:font-weight="normal" officeooo:rsid="001fa98c" officeooo:paragraph-rsid="001fa98c" style:letter-kerning="true" style:font-size-asian="12pt" style:font-style-asian="italic" style:font-weight-asian="normal" style:font-name-complex="Arial" style:font-size-complex="16pt" style:font-style-complex="italic" style:font-weight-complex="normal"/>
    </style:style>
    <style:style style:name="P11" style:family="paragraph" style:parent-style-name="Paragraph">
      <style:paragraph-properties style:writing-mode="lr-tb"/>
      <style:text-properties officeooo:paragraph-rsid="00206d24"/>
    </style:style>
    <style:style style:name="P12" style:family="paragraph" style:parent-style-name="Bulleted_20_list" style:list-style-name="WWNum28"/>
    <style:style style:name="P13" style:family="paragraph" style:parent-style-name="Heading_20_1">
      <style:text-properties fo:font-size="12pt" fo:font-style="italic" fo:font-weight="bold" officeooo:rsid="0027525e" officeooo:paragraph-rsid="0028a793" style:letter-kerning="true" style:font-size-asian="12pt" style:font-style-asian="italic" style:font-weight-asian="bold" style:font-name-complex="Arial" style:font-size-complex="16pt" style:font-style-complex="italic" style:font-weight-complex="bold"/>
    </style:style>
    <style:style style:name="P14" style:family="paragraph" style:parent-style-name="Heading_20_1">
      <style:text-properties officeooo:rsid="00354e64" officeooo:paragraph-rsid="00354e64"/>
    </style:style>
    <style:style style:name="P15" style:family="paragraph" style:parent-style-name="New_20_paragraph">
      <style:paragraph-properties style:writing-mode="lr-tb"/>
      <style:text-properties officeooo:rsid="0020ef47" officeooo:paragraph-rsid="0020ef47"/>
    </style:style>
    <style:style style:name="P16" style:family="paragraph" style:parent-style-name="New_20_paragraph">
      <style:paragraph-properties style:writing-mode="lr-tb"/>
      <style:text-properties officeooo:paragraph-rsid="00206d24"/>
    </style:style>
    <style:style style:name="P17" style:family="paragraph" style:parent-style-name="New_20_paragraph">
      <style:paragraph-properties fo:margin-left="0in" fo:margin-right="0in" fo:text-indent="0in" style:auto-text-indent="false" style:writing-mode="lr-tb"/>
    </style:style>
    <style:style style:name="P18" style:family="paragraph" style:parent-style-name="Numbered_20_list" style:list-style-name="WWNum24"/>
    <style:style style:name="P19" style:family="paragraph" style:parent-style-name="Paragraph">
      <style:paragraph-properties style:writing-mode="lr-tb"/>
      <style:text-properties officeooo:paragraph-rsid="0020ef47"/>
    </style:style>
    <style:style style:name="P20" style:family="paragraph" style:parent-style-name="Paragraph">
      <style:paragraph-properties style:writing-mode="lr-tb"/>
    </style:style>
    <style:style style:name="P21" style:family="paragraph" style:parent-style-name="Paragraph">
      <style:text-properties officeooo:rsid="00354e64" officeooo:paragraph-rsid="00354e64"/>
    </style:style>
    <style:style style:name="P22" style:family="paragraph" style:parent-style-name="Standard">
      <style:paragraph-properties style:writing-mode="lr-tb"/>
      <style:text-properties fo:color="#000000" loext:opacity="100%" style:font-name="Droid Sans Mono" fo:font-size="9pt" fo:font-weight="normal" officeooo:paragraph-rsid="002f86ee" fo:background-color="#ffffff"/>
    </style:style>
    <style:style style:name="T1" style:family="text">
      <style:text-properties style:text-position="super 58%"/>
    </style:style>
    <style:style style:name="T2" style:family="text">
      <style:text-properties style:text-position="super 58%" fo:font-size="12pt" officeooo:rsid="0030b958" style:font-size-asian="12pt" style:font-size-complex="12pt"/>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233bba" style:font-style-asian="italic" style:font-style-complex="italic"/>
    </style:style>
    <style:style style:name="T7" style:family="text">
      <style:text-properties fo:font-style="italic" officeooo:rsid="0027525e" style:font-style-asian="italic" style:font-style-complex="italic"/>
    </style:style>
    <style:style style:name="T8" style:family="text">
      <style:text-properties fo:font-style="italic" officeooo:rsid="0028a793" style:font-style-asian="italic" style:font-style-complex="italic"/>
    </style:style>
    <style:style style:name="T9" style:family="text">
      <style:text-properties fo:font-style="italic" officeooo:rsid="002f86ee"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ize="14pt" officeooo:rsid="001ba4bc" style:font-size-asian="14pt" style:font-size-complex="12pt"/>
    </style:style>
    <style:style style:name="T12" style:family="text">
      <style:text-properties officeooo:rsid="001ba4bc"/>
    </style:style>
    <style:style style:name="T13" style:family="text">
      <style:text-properties fo:font-size="12pt" fo:font-style="italic" officeooo:rsid="001ba4bc" style:font-size-asian="12pt" style:font-style-asian="italic" style:font-size-complex="12pt"/>
    </style:style>
    <style:style style:name="T14" style:family="text">
      <style:text-properties fo:font-size="12pt" fo:font-style="italic" officeooo:rsid="0020ef47" style:font-size-asian="12pt" style:font-style-asian="italic" style:font-size-complex="12pt" style:font-style-complex="italic"/>
    </style:style>
    <style:style style:name="T15" style:family="text">
      <style:text-properties fo:font-size="12pt" fo:font-style="italic" officeooo:rsid="003297b7" style:font-size-asian="12pt" style:font-style-asian="italic" style:font-size-complex="12pt" style:font-style-complex="italic"/>
    </style:style>
    <style:style style:name="T16" style:family="text">
      <style:text-properties fo:font-size="12pt" fo:font-style="italic" style:text-underline-style="none" officeooo:rsid="0020ef47" style:font-size-asian="12pt" style:font-style-asian="italic" style:font-size-complex="12pt" style:font-style-complex="italic"/>
    </style:style>
    <style:style style:name="T17" style:family="text">
      <style:text-properties fo:font-size="12pt" fo:font-style="italic" fo:font-weight="bold" officeooo:rsid="003297b7" style:font-size-asian="12pt" style:font-style-asian="italic" style:font-weight-asian="bold" style:font-name-complex="Arial" style:font-size-complex="14pt" style:font-style-complex="italic" style:font-weight-complex="bold"/>
    </style:style>
    <style:style style:name="T18" style:family="text">
      <style:text-properties fo:font-size="12pt" officeooo:rsid="001d7c12" style:font-size-asian="12pt" style:font-size-complex="12pt"/>
    </style:style>
    <style:style style:name="T19" style:family="text">
      <style:text-properties fo:font-size="12pt" officeooo:rsid="00206d24" style:font-size-asian="12pt" style:font-size-complex="12pt"/>
    </style:style>
    <style:style style:name="T20" style:family="text">
      <style:text-properties fo:font-size="12pt" officeooo:rsid="0020ef47" style:font-size-asian="12pt" style:font-size-complex="12pt"/>
    </style:style>
    <style:style style:name="T21" style:family="text">
      <style:text-properties fo:font-size="12pt" officeooo:rsid="00236edc" style:font-size-asian="12pt" style:font-size-complex="12pt"/>
    </style:style>
    <style:style style:name="T22" style:family="text">
      <style:text-properties fo:font-size="12pt" officeooo:rsid="00261691" style:font-size-asian="12pt" style:font-size-complex="12pt"/>
    </style:style>
    <style:style style:name="T23" style:family="text">
      <style:text-properties fo:font-size="12pt" officeooo:rsid="002bb375" style:font-size-asian="12pt" style:font-size-complex="12pt"/>
    </style:style>
    <style:style style:name="T24" style:family="text">
      <style:text-properties fo:font-size="12pt" officeooo:rsid="002e7466" style:font-size-asian="12pt" style:font-size-complex="12pt"/>
    </style:style>
    <style:style style:name="T25" style:family="text">
      <style:text-properties fo:font-size="12pt" officeooo:rsid="002f86ee" style:font-size-asian="12pt" style:font-size-complex="12pt"/>
    </style:style>
    <style:style style:name="T26" style:family="text">
      <style:text-properties fo:font-size="12pt" officeooo:rsid="0030b958" style:font-size-asian="12pt" style:font-size-complex="12pt"/>
    </style:style>
    <style:style style:name="T27" style:family="text">
      <style:text-properties fo:font-size="12pt" officeooo:rsid="003297b7" style:font-size-asian="12pt" style:font-size-complex="12pt"/>
    </style:style>
    <style:style style:name="T28" style:family="text">
      <style:text-properties fo:font-size="12pt" officeooo:rsid="0033838b" style:font-size-asian="12pt" style:font-size-complex="12pt"/>
    </style:style>
    <style:style style:name="T29" style:family="text">
      <style:text-properties fo:font-size="12pt" officeooo:rsid="00355036" style:font-size-asian="12pt" style:font-size-complex="12pt"/>
    </style:style>
    <style:style style:name="T30" style:family="text">
      <style:text-properties officeooo:rsid="001fa98c"/>
    </style:style>
    <style:style style:name="T31" style:family="text">
      <style:text-properties officeooo:rsid="0020ef47"/>
    </style:style>
    <style:style style:name="T32" style:family="text">
      <style:text-properties officeooo:rsid="00233bba"/>
    </style:style>
    <style:style style:name="T33" style:family="text">
      <style:text-properties officeooo:rsid="0024e7e1"/>
    </style:style>
    <style:style style:name="T34" style:family="text">
      <style:text-properties officeooo:rsid="00261691"/>
    </style:style>
    <style:style style:name="T35" style:family="text">
      <style:text-properties officeooo:rsid="0027525e"/>
    </style:style>
    <style:style style:name="T36" style:family="text">
      <style:text-properties officeooo:rsid="0028a793"/>
    </style:style>
    <style:style style:name="T37" style:family="text">
      <style:text-properties officeooo:rsid="00293eeb"/>
    </style:style>
    <style:style style:name="T38" style:family="text">
      <style:text-properties officeooo:rsid="0029ce6b"/>
    </style:style>
    <style:style style:name="T39" style:family="text">
      <style:text-properties officeooo:rsid="002bb375"/>
    </style:style>
    <style:style style:name="T40" style:family="text">
      <style:text-properties officeooo:rsid="002e7466"/>
    </style:style>
    <style:style style:name="T41" style:family="text">
      <style:text-properties officeooo:rsid="002f86ee"/>
    </style:style>
    <style:style style:name="T42" style:family="text">
      <style:text-properties fo:color="#a31515" loext:opacity="100%"/>
    </style:style>
    <style:style style:name="T43" style:family="text">
      <style:text-properties officeooo:rsid="0030b958"/>
    </style:style>
    <style:style style:name="T44" style:family="text">
      <style:text-properties officeooo:rsid="003297b7"/>
    </style:style>
    <style:style style:name="T45" style:family="text">
      <style:text-properties officeooo:rsid="0033838b"/>
    </style:style>
    <style:style style:name="T46" style:family="text">
      <style:text-properties officeooo:rsid="00355036"/>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lerobtic intergroup contact: acceptance and preferences in Israel and Palestine.</text:p>
      <text:p text:style-name="P4"><text:span text:style-name="T11">Avner</text:span> <text:span text:style-name="T11">Peled</text:span><text:span text:style-name="T1">a</text:span>*, <text:span text:style-name="T11">Teemu Leinonen</text:span><text:span text:style-name="T1">a</text:span>, and Béatrice Hasler<text:span text:style-name="T1">b</text:span></text:p>
      <text:p text:style-name="Affiliation"><text:span text:style-name="T1">a</text:span>Department <text:span text:style-name="T12">of Media</text:span>, <text:span text:style-name="T12">Aalto </text:span>University, <text:span text:style-name="T13">Espoo</text:span>, <text:span text:style-name="T13">Finland</text:span>; <text:span text:style-name="T1">b</text:span><text:span text:style-name="T12">Sammy Ofer School of Communication</text:span>, <text:span text:style-name="T13">Reichman University</text:span>, <text:span text:style-name="T13">Herzliya</text:span>, <text:span text:style-name="T13">Israel</text:span></text:p>
      <text:p text:style-name="Correspondence_20_details">*<text:span text:style-name="T18">avner.peled@aalto.fi</text:span></text:p>
      <text:p text:style-name="Notes_20_on_20_contributors">Provide short biographical notes on all contributors here if the journal requires them.</text:p>
      <text:p text:style-name="P3">Telerobtic intergroup contact: acceptance and preferences in Israel and Palestine.</text:p>
      <text:p text:style-name="Abstract">Type or paste your abstract here as prescribed by the journal’s instructions for authors. Type or paste your abstract here as prescribed by the journal’s instructions for authors. Type or paste your abstract here as prescribed by the journal’s instructions for authors. Type or paste your abstract here.</text:p>
      <text:p text:style-name="Keywords">Keywords: word; another word; lower case except names</text:p>
      <text:p text:style-name="Subject_20_codes">Subject classification codes: include these here if the journal requires them</text:p>
      <text:h text:style-name="Heading_20_1" text:outline-level="1"/>
      <text:h text:style-name="Heading_20_1" text:outline-level="1"/>
      <text:h text:style-name="P7" text:outline-level="1"><text:span text:style-name="T36">3. </text:span>Method</text:h>
      <text:h text:style-name="P13" text:outline-level="1"/>
      <text:h text:style-name="P7" text:outline-level="1"><text:span text:style-name="T7">3.1 </text:span><text:span text:style-name="T8">Survey</text:span></text:h>
      <text:p text:style-name="P6"><text:span text:style-name="T30">On </text:span><text:span text:style-name="T35">March </text:span><text:span text:style-name="T43">22nd</text:span><text:span text:style-name="T35">, 2021, </text:span><text:span text:style-name="T30">a</text:span><text:span text:style-name="T35">n online, anonymous survey was launched simultaneously in Israel (targeting only Jews) and Palestine (West Bank and Gaza). We reached out to participants in Israel through a surveying company and in Palestine through a paid research assistant.</text:span><text:span text:style-name="T8"> </text:span><text:span text:style-name="T36">The survey included both binary/scale questions as well as open-ended questions </text:span><text:span text:style-name="T37">divided into four main parts:</text:span></text:p>
      <text:list xml:id="list489981819" text:style-name="WWNum24">
        <text:list-item>
          <text:p text:style-name="Numbered_20_list">Demographic informati<text:span text:style-name="T37">on.</text:span></text:p>
        </text:list-item>
        <text:list-item>
          <text:p text:style-name="Numbered_20_list">General attitude toward robots.</text:p>
        </text:list-item>
        <text:list-item>
          <text:p text:style-name="Numbered_20_list">General opinions and preferences on meeting <text:span text:style-name="T24">people</text:span> via telerobo<text:span text:style-name="T40">tics</text:span>.</text:p>
        </text:list-item>
        <text:list-item>
          <text:p text:style-name="Numbered_20_list">Opinoins and preferences on the use of telerobots for intergroup contact.</text:p>
        </text:list-item>
      </text:list>
      <text:p text:style-name="New_20_paragraph"><text:span text:style-name="T38">The survey </text:span><text:span text:style-name="T36">was published in Hebrew and Arabic and answers to all open-ended questions were all translated into English for analysis. The survey allowed respondents to expresse no interest in intergroup contact or telerobot operation, therefore skipp</text:span><text:span text:style-name="T39">ing</text:span><text:span text:style-name="T36"> </text:span><text:soft-page-break/><text:span text:style-name="T36">over the </text:span><text:span text:style-name="T24">corresponding </text:span><text:span text:style-name="T36">questions, </text:span><text:span text:style-name="T40">wthout </text:span><text:span text:style-name="T23">asking </text:span><text:span text:style-name="T36">further details on the preferences of the </text:span><text:span text:style-name="T24">participant</text:span><text:span text:style-name="T36">. </text:span><text:span text:style-name="T43">The survey </text:span><text:span text:style-name="T26">was open for one nearly one month, until April 19</text:span><text:span text:style-name="T2">th</text:span><text:span text:style-name="T26"> 2021.</text:span></text:p>
      <text:h text:style-name="P8" text:outline-level="2"><text:span text:style-name="T8">3</text:span><text:span text:style-name="T5">.</text:span><text:span text:style-name="T9">2</text:span><text:span text:style-name="T5"> </text:span><text:span text:style-name="T6">Respondents</text:span></text:h>
      <text:p text:style-name="P19"><text:s/><text:span text:style-name="T31">A total of </text:span><text:span text:style-name="T20">624 respondents completed </text:span><text:span text:style-name="T14">at least part </text:span><text:span text:style-name="T20">of the survey (328 in Israel and 296 in Palestine)</text:span><text:span text:style-name="T21">,</text:span><text:span text:style-name="T20"> </text:span><text:span text:style-name="T21">out of which </text:span><text:span text:style-name="T31">a </text:span>total of 556 <text:span text:style-name="T19">respondents completed the </text:span><text:span text:style-name="T16">entire </text:span><text:span text:style-name="T19">survey</text:span> (291 from Israel and 265 from Palestine).</text:p>
      <text:p text:style-name="P15">Out of the total 624 respondents, 310 were male <text:span text:style-name="T32">(167 in Israel and 143 in Palestine)</text:span>, 312 female <text:span text:style-name="T32">(159 in Israel and 153 in Palestine);</text:span> <text:span text:style-name="T34">2</text:span> did not disclose their gender <text:span text:style-name="T32">(</text:span><text:span text:style-name="T22">both</text:span><text:span text:style-name="T32"> from Israel)</text:span>. <text:span text:style-name="T33">Total r</text:span><text:span text:style-name="T32">espondents aged between 13 and 71 </text:span><text:span text:style-name="T33">(M=35.</text:span><text:span text:style-name="T34">31</text:span><text:span text:style-name="T33">, SD=13.48), </text:span><text:span text:style-name="T34">between 13 and 71 in </text:span><text:span text:style-name="T22">Israel</text:span><text:span text:style-name="T34"> (M=36.09, SD=14.23) and between 15 and 71 in Palestine (M=34.45, SD=12.57). No statistically significant age difference was found between the groups (p=0.</text:span><text:span text:style-name="T36">13).</text:span></text:p>
      <text:h text:style-name="Heading_20_2" text:outline-level="2">3.3 <text:span text:style-name="T17">Sociopolitical</text:span><text:span text:style-name="T10"> context</text:span></text:h>
      <text:p text:style-name="P20"><text:span text:style-name="T27">The survye took place in the midst of the ongoing struggle against the global </text:span>COVID-19 pandemic. <text:span text:style-name="T44">At the time, </text:span><text:span text:style-name="T27">partial restrictions were taken place in both Israel </text:span>and Palestine. <text:span text:style-name="T27">According to </text:span><text:span text:style-name="T15">Our World in Data </text:span><text:reference-mark-start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schema&quot;:&quot;https://github.com/citation-style-language/schema/raw/master/csl-citation.json&quot;} RND04Dy5eBPAj"/><text:span text:style-name="T15">(Mathieu et al., 2021),</text:span><text:reference-mark-end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schema&quot;:&quot;https://github.com/citation-style-language/schema/raw/master/csl-citation.json&quot;} RND04Dy5eBPAj"/><text:span text:style-name="T25"> </text:span><text:span text:style-name="T28">at the time of the survey, </text:span>Israel <text:span text:style-name="T45">had </text:span><text:span text:style-name="T28">higher rate of daily cases than Palestine (about 60 per 1 million compared to 2 in Palestine), but was also signigicantly </text:span>ahead <text:span text:style-name="T41">of Palestine </text:span>in its vaccination campaign. <text:span text:style-name="T28">M</text:span>ore than half of the population <text:span text:style-name="T45">in Israel already</text:span> received their second dose of the vaccine <text:span text:style-name="T45">in March </text:span><text:span text:style-name="T46">2021</text:span><text:span text:style-name="T45">, while in </text:span>Palestine, <text:span text:style-name="T28">vaccine coverage was </text:span><text:span text:style-name="T29">virtually</text:span><text:span text:style-name="T28"> nonexistent, with less than 0.2 percent of the population</text:span><text:span text:style-name="T29"> being</text:span><text:span text:style-name="T28"> fully vaccinated.</text:span></text:p>
      <text:p text:style-name="P17"><text:span text:style-name="T28"/></text:p>
      <text:p text:style-name="P22">In the political sphere, elections in Israel were just taking place, ending (for the fourth time) without a decisive victory. However, a slight opening for a more liberal regime was beginning <text:soft-page-break/>to show on the horizon. In the United States, the Trump administration was replaced at the end of the previous year to that of Joe Biden. Trump has shown a distinctively Pro-Israeli attitude that largely dismisses the national aspirations of the Palestinian People. The position of the Biden administration was a more neutral one, but still in favor of Israel, in line with previous democratic administrations such as that of Barak Obama. The survey took place roughly one month before tensions between Israelis and Palestinians in Jerusalem reached a boiling point, leading to military conflict with Hammas (dubbed operation <text:span text:style-name="T3">_Guardian of the Walls_</text:span>), and sparking a severe level of violence, such that was unseen since the early 2000s ^[<text:span text:style-name="T42">https://en.wikipedia.org/wiki/2021_Israel%E2%80%93Palestine_crisis</text:span>].</text:p>
      <text:p text:style-name="P16"/>
      <text:p text:style-name="P11"/>
      <text:p text:style-name="P10"/>
      <text:h text:style-name="P9" text:outline-level="2">.1 Participants</text:h>
      <text:p text:style-name="P5">The survey was conducted</text:p>
      <text:h text:style-name="Heading_20_1" text:outline-level="1"/>
      <text:h text:style-name="Heading_20_1" text:outline-level="1">Heading 1: use this style for level one headings</text:h>
      <text:p text:style-name="Paragraph">Paragraph: use this for the first paragraph in a section, or to continue after an extract.</text:p>
      <text:p text:style-name="New_20_paragraph">New paragraph: use this style when you need to begin a new paragraph.</text:p>
      <text:p text:style-name="Displayed_20_quotation">Display quotations of over 40 words, or as needed.</text:p>
      <text:list xml:id="list167768109" text:style-name="WWNum28">
        <text:list-item>
          <text:p text:style-name="P12">For bulleted lists</text:p>
        </text:list-item>
      </text:list>
      <text:list xml:id="list193323578924150" text:continue-list="list489981819" text:style-name="WWNum24">
        <text:list-item>
          <text:p text:style-name="P18">For numbered lists</text:p>
        </text:list-item>
      </text:list>
      <text:p text:style-name="Displayed_20_equation"><text:tab/>Displayed equation<text:tab/>( )</text:p>
      <text:h text:style-name="Heading_20_2" text:outline-level="2"><text:soft-page-break/>Heading 2: use this style for level two headings</text:h>
      <text:h text:style-name="Heading_20_3" text:outline-level="3">Heading 3: use this style for level three headings</text:h>
      <text:p text:style-name="Heading_20_4_20__2b__20_Paragraph"><text:span text:style-name="T4">Heading 4: create the heading in italics</text:span>. Run the text on after a punctuation mark.</text:p>
      <text:p text:style-name="Acknowledgements">Acknowledgements, avoiding identifying any of the authors prior to peer review</text:p>
      <text:p text:style-name="Footnotes">1. This is a note. The style name is Footnotes, but it can also be applied to endnotes.</text:p>
      <text:p text:style-name="Footnotes"/>
      <text:p text:style-name="References">References: see the journal’s instructions for authors for details on style</text:p>
      <text:p text:style-name="P1">Table 1. Type your title here. Obtain permission and include the acknowledgement required by the copyright holder if a tabl<text:bookmark text:name="_GoBack"/>e is being reproduced from another source.</text:p>
      <text:p text:style-name="Figure_20_caption">Figure 1. Type your caption here. Obtain permission and include the acknowledgement required by the copyright holder if a figure is being reproduced from another source.</text:p>
      <text:p text:style-name="Standard"/>
      <text:h text:style-name="P14" text:outline-level="1">References</text:h>
      <text:p text:style-name="P21"/>
      <text:section text:style-name="Sect1" text:name="ZOTERO_BIBL {&quot;uncited&quot;:[],&quot;omitted&quot;:[],&quot;custom&quot;:[]} CSL_BIBLIOGRAPHY RNDmGm32JU9sW">
        <text:p text:style-name="Bibliography_20_1">Mathieu, E., Ritchie, H., Ortiz-Ospina, E., Roser, M., Hasell, J., Appel, C., Giattino, C., &amp; Rodés-Guirao, L. (2021). A global database of COVID-19 vaccinations. <text:span text:style-name="T4">Nature Human Behaviour</text:span>, <text:span text:style-name="T4">5</text:span>(7), 947–953. https://doi.org/10.1038/s41562-021-01122-8</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ourier New" svg:font-family="'Courier New'"/>
    <style:font-face style:name="Droid Sans Mono" svg:font-family="'Droid Sans Mono', monospace, monospace, 'Droid Sans Fallback'"/>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GB"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GB"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200%"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erif" style:font-family-complex="'Liberation 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erif"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iberation Serif" style:font-family-complex="'Liberation Serif'" style:font-family-generic-complex="roman" style:language-complex="zxx" style:country-complex="none"/>
    </style:style>
    <style:style style:name="Heading_20_1" style:display-name="Heading 1" style:family="paragraph" style:parent-style-name="Standard" style:next-style-name="Paragraph" style:default-outline-level="1" style:list-style-name="" style:class="text">
      <style:paragraph-properties fo:margin-left="0in" fo:margin-right="0.3937in" fo:margin-top="0.25in" fo:margin-bottom="0.0417in" style:contextual-spacing="true" fo:line-height="150%" fo:text-indent="0in" style:auto-text-indent="false" fo:keep-with-next="always"/>
      <style:text-properties fo:font-weight="bold" style:letter-kerning="true" style:font-weight-asian="bold"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Paragraph" style:default-outline-level="2" style:list-style-name="" style:class="text">
      <style:paragraph-properties fo:margin-left="0in" fo:margin-right="0.3937in" fo:margin-top="0.25in" fo:margin-bottom="0.0417in" style:contextual-spacing="true" fo:line-height="150%" fo:text-indent="0in" style:auto-text-indent="false" fo:keep-with-next="always"/>
      <style:text-properties fo:font-style="italic" fo:font-weight="bold"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Paragraph" style:default-outline-level="3" style:list-style-name="" style:class="text">
      <style:paragraph-properties fo:margin-left="0in" fo:margin-right="0.3937in" fo:margin-top="0.25in" fo:margin-bottom="0.0417in" style:contextual-spacing="true" fo:line-height="150%" fo:text-indent="0in" style:auto-text-indent="false" fo:keep-with-next="always"/>
      <style:text-properties fo:font-style="italic" style:font-style-asian="italic" style:font-name-complex="Arial" style:font-family-complex="Arial" style:font-family-generic-complex="system" style:font-pitch-complex="variable" style:font-size-complex="13pt" style:font-weight-complex="bold"/>
    </style:style>
    <style:style style:name="Heading_20_4" style:display-name="Heading 4" style:family="paragraph" style:parent-style-name="Paragraph" style:next-style-name="New_20_paragraph" style:default-outline-level="4" style:list-style-name="" style:class="text">
      <style:paragraph-properties fo:margin-top="0.25in" fo:margin-bottom="0.0835in" style:contextual-spacing="false"/>
      <style:text-properties style:font-size-complex="14pt" style:font-weight-complex="bold"/>
    </style:style>
    <style:style style:name="Article_20_title" style:display-name="Article title" style:family="paragraph" style:parent-style-name="Standard" style:next-style-name="Standard" style:default-outline-level="">
      <style:paragraph-properties fo:margin-top="0in" fo:margin-bottom="0.0835in" style:contextual-spacing="false" fo:line-height="150%"/>
      <style:text-properties fo:font-size="14pt" fo:font-weight="bold" style:font-size-asian="14pt" style:font-weight-asian="bold"/>
    </style:style>
    <style:style style:name="Author_20_names" style:display-name="Author names" style:family="paragraph" style:parent-style-name="Standard" style:next-style-name="Standard" style:default-outline-level="">
      <style:paragraph-properties fo:margin-top="0.1665in" fo:margin-bottom="0in" style:contextual-spacing="false" fo:line-height="150%"/>
      <style:text-properties fo:font-size="14pt" style:font-size-asian="14pt"/>
    </style:style>
    <style:style style:name="Affiliation" style:family="paragraph" style:parent-style-name="Standard" style:default-outline-level="">
      <style:paragraph-properties fo:margin-top="0.1665in" fo:margin-bottom="0in" style:contextual-spacing="false" fo:line-height="150%"/>
      <style:text-properties fo:font-style="italic" style:font-style-asian="italic"/>
    </style:style>
    <style:style style:name="Received_20_dates" style:display-name="Received dates" style:family="paragraph" style:parent-style-name="Affiliation" style:next-style-name="Standard" style:default-outline-level=""/>
    <style:style style:name="Abstract" style:family="paragraph" style:parent-style-name="Standard" style:next-style-name="Keywords" style:default-outline-level="">
      <style:paragraph-properties fo:margin-left="0.5in" fo:margin-right="0.3937in" fo:margin-top="0.25in" fo:margin-bottom="0.2083in" style:contextual-spacing="false" fo:line-height="150%" fo:text-indent="0in" style:auto-text-indent="false"/>
      <style:text-properties fo:font-size="11pt" style:font-size-asian="11pt"/>
    </style:style>
    <style:style style:name="Keywords" style:family="paragraph" style:parent-style-name="Standard" style:next-style-name="Paragraph" style:default-outline-level="">
      <style:paragraph-properties fo:margin-left="0.5in" fo:margin-right="0.3937in" fo:margin-top="0.1665in" fo:margin-bottom="0.1665in" style:contextual-spacing="false" fo:line-height="150%" fo:text-indent="0in" style:auto-text-indent="false"/>
      <style:text-properties fo:font-size="11pt" style:font-size-asian="11pt"/>
    </style:style>
    <style:style style:name="Correspondence_20_details" style:display-name="Correspondence details" style:family="paragraph" style:parent-style-name="Standard" style:default-outline-level="">
      <style:paragraph-properties fo:margin-top="0.1665in" fo:margin-bottom="0in" style:contextual-spacing="false" fo:line-height="150%"/>
    </style:style>
    <style:style style:name="Displayed_20_quotation" style:display-name="Displayed quotation" style:family="paragraph" style:parent-style-name="Standard" style:default-outline-level="">
      <style:paragraph-properties fo:margin-left="0.4925in" fo:margin-right="0.2953in" fo:margin-top="0.1665in" fo:margin-bottom="0.25in" style:contextual-spacing="true" fo:line-height="150%" fo:text-indent="0in" style:auto-text-indent="false">
        <style:tab-stops>
          <style:tab-stop style:position="0.748in"/>
          <style:tab-stop style:position="1in"/>
          <style:tab-stop style:position="1.248in"/>
          <style:tab-stop style:position="1.4965in"/>
          <style:tab-stop style:position="1.7445in"/>
        </style:tab-stops>
      </style:paragraph-properties>
      <style:text-properties fo:font-size="11pt" style:font-size-asian="11pt"/>
    </style:style>
    <style:style style:name="Numbered_20_list" style:display-name="Numbered list" style:family="paragraph" style:parent-style-name="Paragraph" style:next-style-name="Paragraph" style:default-outline-level="" style:list-style-name="WWNum24">
      <style:paragraph-properties fo:margin-top="0in" fo:margin-bottom="0.1665in" style:contextual-spacing="true" fo:orphans="2" fo:widows="2"/>
    </style:style>
    <style:style style:name="Displayed_20_equation" style:display-name="Displayed equation" style:family="paragraph" style:parent-style-name="Standard" style:next-style-name="Paragraph" style:default-outline-level="">
      <style:paragraph-properties fo:margin-top="0.1665in" fo:margin-bottom="0.1665in" style:contextual-spacing="false" fo:text-align="center" style:justify-single-word="false">
        <style:tab-stops>
          <style:tab-stop style:position="2.9535in" style:type="center"/>
          <style:tab-stop style:position="5.7098in" style:type="right"/>
        </style:tab-stops>
      </style:paragraph-properties>
    </style:style>
    <style:style style:name="Acknowledgements" style:family="paragraph" style:parent-style-name="Standard" style:next-style-name="Standard" style:default-outline-level="">
      <style:paragraph-properties fo:margin-top="0.0835in" fo:margin-bottom="0in" style:contextual-spacing="false" fo:line-height="150%"/>
      <style:text-properties fo:font-size="11pt" style:font-size-asian="11pt"/>
    </style:style>
    <style:style style:name="Table_20_title" style:display-name="Table title" style:family="paragraph" style:parent-style-name="Standard" style:next-style-name="Standard" style:default-outline-level="">
      <style:paragraph-properties fo:margin-top="0.1665in" fo:margin-bottom="0in" style:contextual-spacing="false" fo:line-height="150%"/>
    </style:style>
    <style:style style:name="Figure_20_caption" style:display-name="Figure caption" style:family="paragraph" style:parent-style-name="Standard" style:next-style-name="Standard" style:default-outline-level="">
      <style:paragraph-properties fo:margin-top="0.1665in" fo:margin-bottom="0in" style:contextual-spacing="false" fo:line-height="150%"/>
    </style:style>
    <style:style style:name="Footnotes" style:family="paragraph" style:parent-style-name="Standard" style:default-outline-level="">
      <style:paragraph-properties fo:margin-left="0.3346in" fo:margin-right="0in" fo:margin-top="0.0835in" fo:margin-bottom="0in" style:contextual-spacing="true" fo:line-height="150%" fo:text-indent="-0.3346in" style:auto-text-indent="false"/>
      <style:text-properties fo:font-size="11pt" style:font-size-asian="11pt"/>
    </style:style>
    <style:style style:name="Notes_20_on_20_contributors" style:display-name="Notes on contributors" style:family="paragraph" style:parent-style-name="Standard" style:default-outline-level="">
      <style:paragraph-properties fo:margin-top="0.1665in" fo:margin-bottom="0in" style:contextual-spacing="false" fo:line-height="150%"/>
      <style:text-properties fo:font-size="11pt" style:font-size-asian="11pt"/>
    </style:style>
    <style:style style:name="Normal_20_paragraph_20_style" style:display-name="Normal paragraph style" style:family="paragraph" style:parent-style-name="Standard" style:next-style-name="Standard" style:default-outline-level=""/>
    <style:style style:name="Paragraph" style:family="paragraph" style:parent-style-name="Standard" style:next-style-name="New_20_paragraph" style:default-outline-level="">
      <style:paragraph-properties fo:margin-top="0.1665in" fo:margin-bottom="0in" style:contextual-spacing="false" fo:orphans="0" fo:widows="0"/>
    </style:style>
    <style:style style:name="New_20_paragraph" style:display-name="New paragraph" style:family="paragraph" style:parent-style-name="Standard" style:default-outline-level="">
      <style:paragraph-properties fo:margin-left="0in" fo:margin-right="0in" fo:text-indent="0.5in" style:auto-text-indent="false"/>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References" style:family="paragraph" style:parent-style-name="Standard" style:default-outline-level="">
      <style:paragraph-properties fo:margin-left="0.5in" fo:margin-right="0in" fo:margin-top="0.0835in" fo:margin-bottom="0in" style:contextual-spacing="true" fo:line-height="150%" fo:text-indent="-0.5in" style:auto-text-indent="false"/>
    </style:style>
    <style:style style:name="Subject_20_codes" style:display-name="Subject codes" style:family="paragraph" style:parent-style-name="Keywords" style:next-style-name="Paragraph" style:default-outline-level=""/>
    <style:style style:name="Bulleted_20_list" style:display-name="Bulleted list" style:family="paragraph" style:parent-style-name="Paragraph" style:next-style-name="Paragraph" style:default-outline-level="" style:list-style-name="WWNum28">
      <style:paragraph-properties fo:margin-top="0.1665in" fo:margin-bottom="0.1665in" style:contextual-spacing="true" fo:orphans="2" fo:widows="2"/>
    </style:style>
    <style:style style:name="Foot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End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0835in" style:contextual-spacing="tru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1665in" fo:margin-bottom="0in" style:contextual-spacing="true" fo:line-height="100%">
        <style:tab-stops>
          <style:tab-stop style:position="3in" style:type="center"/>
          <style:tab-stop style:position="6in" style:type="right"/>
        </style:tab-stops>
      </style:paragraph-properties>
    </style:style>
    <style:style style:name="Heading_20_4_20__2b__20_Paragraph" style:display-name="Heading 4 + Paragraph" style:family="paragraph" style:parent-style-name="Paragraph" style:next-style-name="New_20_paragraph" style:default-outline-level="">
      <style:paragraph-properties fo:margin-top="0.25in" fo:margin-bottom="0in" style:contextual-spacing="false" fo:orphans="2" fo:widows="2"/>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font-size="12pt" fo:font-style="italic" fo:font-weight="bold" style:font-size-asian="12pt"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1_20_Char" style:display-name="Heading 1 Char" style:family="text" style:parent-style-name="Default_20_Paragraph_20_Font">
      <style:text-properties fo:font-size="12pt" fo:font-weight="bold" style:letter-kerning="true" style:font-size-asian="12pt" style:font-weight-asian="bold" style:font-name-complex="Arial" style:font-family-complex="Arial" style:font-family-generic-complex="system" style:font-pitch-complex="variable" style:font-size-complex="16pt" style:font-weight-complex="bold"/>
    </style:style>
    <style:style style:name="Heading_20_3_20_Char" style:display-name="Heading 3 Char" style:family="text" style:parent-style-name="Default_20_Paragraph_20_Font">
      <style:text-properties fo:font-size="12pt" fo:font-style="italic" style:font-name-asian="Times New Roman1" style:font-family-asian="'Times New Roman'" style:font-family-generic-asian="system" style:font-pitch-asian="variable" style:font-size-asian="12pt" style:language-asian="en" style:country-asian="GB" style:font-style-asian="italic" style:font-name-complex="Arial" style:font-family-complex="Arial" style:font-family-generic-complex="system" style:font-pitch-complex="variable" style:font-size-complex="13pt" style:font-weight-complex="bold"/>
    </style:style>
    <style:style style:name="Footnote_20_Text_20_Char" style:display-name="Footnote Text Char" style:family="text" style:parent-style-name="Default_20_Paragraph_20_Font">
      <style:text-properties fo:font-size="11pt" style:font-size-asian="11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style:text-properties fo:font-size="11pt" style:font-size-asian="11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4_20_Char" style:display-name="Heading 4 Char" style:family="text" style:parent-style-name="Default_20_Paragraph_20_Font">
      <style:text-properties fo:font-size="12pt" style:font-size-asian="12pt" style:font-size-complex="14pt" style:font-weight-complex="bold"/>
    </style:style>
    <style:style style:name="Header_20_Char" style:display-name="Header Char" style:family="text" style:parent-style-name="Default_20_Paragraph_20_Font">
      <style:text-properties fo:font-size="12pt" style:font-name-asian="Times New Roman1" style:font-family-asian="'Times New Roman'" style:font-family-generic-asian="system" style:font-pitch-asian="variable" style:font-size-asian="12pt" style:language-asian="en" style:country-asian="GB" style:font-size-complex="12pt"/>
    </style:style>
    <style:style style:name="Footer_20_Char" style:display-name="Footer Char" style:family="text" style:parent-style-name="Default_20_Paragraph_20_Font">
      <style:text-properties fo:font-size="12pt" style:font-size-asian="12pt" style:font-size-complex="12pt"/>
    </style:style>
    <style:style style:name="ListLabel_20_1" style:display-name="ListLabel 1" style:family="text">
      <style:text-properties style:font-name-complex="Arial" style:font-family-complex="Arial" style:font-family-generic-complex="system" style:font-pitch-complex="variable"/>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Arial" style:font-family-complex="Arial" style:font-family-generic-complex="system" style:font-pitch-complex="variable"/>
    </style:style>
    <style:style style:name="ListLabel_20_4" style:display-name="ListLabel 4" style:family="text">
      <style:text-properties style:font-name-complex="Arial" style:font-family-complex="Arial" style:font-family-generic-complex="system" style:font-pitch-complex="variable"/>
    </style:style>
    <style:style style:name="ListLabel_20_5" style:display-name="ListLabel 5" style:family="text">
      <style:text-properties style:font-name-complex="Arial" style:font-family-complex="Arial" style:font-family-generic-complex="system" style:font-pitch-complex="variable"/>
    </style:style>
    <style:style style:name="ListLabel_20_6" style:display-name="ListLabel 6" style:family="text">
      <style:text-properties style:font-name-complex="Arial" style:font-family-complex="Arial" style:font-family-generic-complex="system" style:font-pitch-complex="variable"/>
    </style:style>
    <style:style style:name="ListLabel_20_7" style:display-name="ListLabel 7" style:family="text">
      <style:text-properties style:font-name-complex="Arial" style:font-family-complex="Arial" style:font-family-generic-complex="system" style:font-pitch-complex="variable"/>
    </style:style>
    <style:style style:name="ListLabel_20_8" style:display-name="ListLabel 8" style:family="text">
      <style:text-properties style:font-name-complex="Arial" style:font-family-complex="Arial" style:font-family-generic-complex="system" style:font-pitch-complex="variable"/>
    </style:style>
    <style:style style:name="ListLabel_20_9" style:display-name="ListLabel 9" style:family="text">
      <style:text-properties style:font-name-complex="Arial" style:font-family-complex="Arial" style:font-family-generic-complex="system" style:font-pitch-complex="variable"/>
    </style:style>
    <style:style style:name="ListLabel_20_10" style:display-name="ListLabel 10" style:family="text">
      <style:text-properties style:font-name-complex="Arial" style:font-family-complex="Arial" style:font-family-generic-complex="system" style:font-pitch-complex="variable"/>
    </style:style>
    <style:style style:name="ListLabel_20_11" style:display-name="ListLabel 11" style:family="text">
      <style:text-properties style:font-name-complex="Arial" style:font-family-complex="Arial" style:font-family-generic-complex="system" style:font-pitch-complex="variable"/>
    </style:style>
    <style:style style:name="ListLabel_20_12" style:display-name="ListLabel 12" style:family="text">
      <style:text-properties style:font-name-complex="Arial" style:font-family-complex="Arial" style:font-family-generic-complex="system" style:font-pitch-complex="variable"/>
    </style:style>
    <style:style style:name="ListLabel_20_13" style:display-name="ListLabel 13" style:family="text">
      <style:text-properties style:font-name-complex="Arial" style:font-family-complex="Arial" style:font-family-generic-complex="system" style:font-pitch-complex="variable"/>
    </style:style>
    <style:style style:name="ListLabel_20_14" style:display-name="ListLabel 14" style:family="text">
      <style:text-properties style:font-name-complex="Arial" style:font-family-complex="Arial" style:font-family-generic-complex="system" style:font-pitch-complex="variable"/>
    </style:style>
    <style:style style:name="ListLabel_20_15" style:display-name="ListLabel 15" style:family="text">
      <style:text-properties style:font-name-complex="Arial" style:font-family-complex="Arial" style:font-family-generic-complex="system" style:font-pitch-complex="variable"/>
    </style:style>
    <style:style style:name="ListLabel_20_16" style:display-name="ListLabel 16" style:family="text">
      <style:text-properties style:font-name-complex="Arial" style:font-family-complex="Arial" style:font-family-generic-complex="system" style:font-pitch-complex="variable"/>
    </style:style>
    <style:style style:name="ListLabel_20_17" style:display-name="ListLabel 17" style:family="text">
      <style:text-properties style:font-name-complex="Arial" style:font-family-complex="Arial" style:font-family-generic-complex="system" style:font-pitch-complex="variable"/>
    </style:style>
    <style:style style:name="ListLabel_20_18" style:display-name="ListLabel 18" style:family="text">
      <style:text-properties style:font-name-complex="Arial" style:font-family-complex="Arial" style:font-family-generic-complex="system" style:font-pitch-complex="variable"/>
    </style:style>
    <style:style style:name="ListLabel_20_19" style:display-name="ListLabel 19" style:family="text">
      <style:text-properties style:font-name-complex="Arial" style:font-family-complex="Arial" style:font-family-generic-complex="system" style:font-pitch-complex="variable"/>
    </style:style>
    <style:style style:name="ListLabel_20_20" style:display-name="ListLabel 20" style:family="text">
      <style:text-properties style:font-name-complex="Arial" style:font-family-complex="Arial" style:font-family-generic-complex="system" style:font-pitch-complex="variable"/>
    </style:style>
    <style:style style:name="ListLabel_20_21" style:display-name="ListLabel 21" style:family="text">
      <style:text-properties style:font-name-complex="Arial" style:font-family-complex="Aria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prefix="(" style:num-suffix=")" style:num-format="1">
        <style:list-level-properties text:list-level-position-and-space-mode="label-alignment">
          <style:list-level-label-alignment text:label-followed-by="listtab" fo:text-indent="-0.3154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prefix="(" style:num-suffix=")" style:num-format="1">
        <style:list-level-properties text:list-level-position-and-space-mode="label-alignment" fo:text-align="end">
          <style:list-level-label-alignment text:label-followed-by="listtab" fo:text-indent="-0.1256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i" text:display-levels="3">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text:display-levels="3">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text:display-levels="3">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text:display-levels="3">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4925in" fo:margin-bottom="0.4925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F_Template_Word_Windows_2016</dc:title>
    <meta:editing-cycles>31</meta:editing-cycles>
    <meta:print-date>2011-07-22T14:54:00</meta:print-date>
    <meta:creation-date>2021-11-17T16:16:58.104202855</meta:creation-date>
    <dc:date>2021-11-21T19:31:20.213165888</dc:date>
    <meta:editing-duration>PT12H25M56S</meta:editing-duration>
    <meta:generator>LibreOffice/7.2.2.2$Linux_X86_64 LibreOffice_project/20$Build-2</meta:generator>
    <meta:document-statistic meta:table-count="0" meta:image-count="0" meta:object-count="0" meta:page-count="6" meta:paragraph-count="42" meta:word-count="878" meta:character-count="5649" meta:non-whitespace-character-count="4818"/>
    <meta:user-defined meta:name="AppVersion">16.0000</meta:user-defined>
    <meta:user-defined meta:name="Company">Informa Plc</meta:user-defined>
    <meta:user-defined meta:name="ZOTERO_PREF_1">&lt;data data-version="3" zotero-version="5.0.96.3"&gt;&lt;session id="oftsv3Pn"/&gt;&lt;style id="http://www.zotero.org/styles/apa" locale="en-US" hasBibliography="1" bibliographyStyleHasBeenSet="1"/&gt;&lt;prefs&gt;&lt;pref name="fieldType" value="ReferenceMark"/&gt;&lt;pref name="auto</meta:user-defined>
    <meta:user-defined meta:name="ZOTERO_PREF_2">maticJournalAbbreviations" value="true"/&gt;&lt;/prefs&gt;&lt;/data&gt;</meta:user-defined>
    <meta:template xlink:type="simple" xlink:actuate="onRequest" xlink:title="TF_Template_Word_Windows_2016.dotx" xlink:href=""/>
  </office:meta>
</office:document-meta>
</file>